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В ячейках столбца A может быть любой текст. Читаются только данные из столбца B.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Формат времени: YYYY-MM-DD HH:MM</text:p>
            </office:annotation>
            <text:p>Время старта</text:p>
          </table:table-cell>
          <table:table-cell table:style-name="ce2" office:value-type="date" office:date-value="2020-07-01" calcext:value-type="date">
            <text:p>2020-07-01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 style:data-style-name="N2" text:time-value="23:10:56.27260475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3T23:36:11.925520674</dc:date>
    <meta:editing-duration>PT33M34S</meta:editing-duration>
    <meta:editing-cycles>2</meta:editing-cycles>
    <meta:generator>LibreOffice/5.1.6.2$Linux_X86_64 LibreOffice_project/10m0$Build-2</meta:generator>
    <meta:document-statistic meta:table-count="3" meta:cell-count="32" meta:object-count="0"/>
  </office:meta>
</office:document-meta>
</file>